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3F578F5821D5B7C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LTW0247LightCn1" svg:font-family="UniversLTW0247LightCn"/>
    <style:font-face style:name="UniversLTW0267Cn1" svg:font-family="UniversLTW0267Cn"/>
    <style:font-face style:name="DejaVu Sans1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c58"/>
    </style:style>
    <style:style style:name="gr2" style:family="graphic" style:parent-style-name="standard">
      <style:graphic-properties draw:stroke="none" draw:fill="solid" draw:fill-color="#ededed"/>
    </style:style>
    <style:style style:name="gr3" style:family="graphic" style:parent-style-name="standard">
      <style:graphic-properties draw:stroke="none" draw:fill="solid" draw:fill-color="#008d58"/>
    </style:style>
    <style:style style:name="gr4" style:family="graphic" style:parent-style-name="standard">
      <style:graphic-properties draw:stroke="none" draw:fill="solid" draw:fill-color="#727776"/>
    </style:style>
    <style:style style:name="gr5" style:family="graphic" style:parent-style-name="standard">
      <style:graphic-properties draw:stroke="solid" svg:stroke-width="0.01cm" svg:stroke-color="#727776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17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5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79cm" fo:padding-top="0cm" fo:padding-bottom="0cm" fo:padding-left="0cm" fo:padding-right="0cm"/>
    </style:style>
    <style:style style:name="P1" style:family="paragraph">
      <loext:graphic-properties draw:fill="solid" draw:fill-color="#008c58"/>
    </style:style>
    <style:style style:name="P2" style:family="paragraph">
      <loext:graphic-properties draw:fill="solid" draw:fill-color="#ededed"/>
    </style:style>
    <style:style style:name="P3" style:family="paragraph">
      <loext:graphic-properties draw:fill="solid" draw:fill-color="#008d58"/>
    </style:style>
    <style:style style:name="P4" style:family="paragraph">
      <loext:graphic-properties draw:fill="solid" draw:fill-color="#727776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2pt" style:font-size-asian="32pt" style:font-size-complex="32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8c58" style:font-name="UniversLTW0267Cn1" fo:font-size="32pt" style:font-size-asian="32pt" style:font-name-complex="UniversLTW0267Cn1" style:font-size-complex="32pt"/>
    </style:style>
    <style:style style:name="T2" style:family="text">
      <style:text-properties fo:color="#1d1d1b" style:font-name="UniversLTW0247LightCn1" fo:font-size="24pt" style:font-size-asian="24pt" style:font-name-complex="UniversLTW0247LightCn1" style:font-size-complex="24pt"/>
    </style:style>
    <style:style style:name="T3" style:family="text">
      <style:text-properties fo:color="#1d1d1b" style:font-name="UniversLTW0247LightCn1" fo:font-size="12pt" style:font-size-asian="12pt" style:font-name-complex="UniversLTW0247LightC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6.21cm" svg:height="3.94cm" svg:x="13.787cm" svg:y="1.227cm" svg:viewBox="0 0 6211 3941" svg:d="M1649 473c18-28 35-57 55-88-251 40-493 77-732 121-30 6-63 52-75 86-52 153-154 238-290 253-165-200-375-243-601-248l-6-33c118-43 236-86 354-130 79-29 157-70 239-83 108-18 215-1 295 94 17 20 55 34 82 31 91-10 182-27 272-46 18-4 33-25 40-32 230-46 458-92 686-137 2-14 5-27 8-40-60-37-120-74-207-128 58 8 86 13 114 17 65 9 115 24 187-28 135-100 343-52 470 65 29 26 74 40 114 48 228 43 458 78 684 126 124 25 200-24 196-147-5-124 72-192 195-170 165 31 385 264 294 490-28-34-50-66-76-93-39-39-66-106-145-46-14 11-72-33-108-54-37-22-71-48-107-72-79 81-80 138-5 191 160 114 331 215 478 343s271 283 427 450c-47-151 52-300-120-413-155-101-140-244-15-384 76-86 130-190 194-285 15 72 10 175 59 234 57 71 48 147 76 214 51 123-22 179-86 239-117 110-115 381 8 493 20 18 26 53 38 81 25 61 50 124 88 184 34-388 186-698 535-889-41 37-82 73-121 111s-76 79-135 141c61-11 90-16 136-25-16 18-21 25-27 30-261 176-395 503-304 786 37 115 114 217 169 327 60 120 115 243 197 359 14-85 21-171 42-253 76-295 294-471 556-456 308 18 525 374 397 657-22 47-66 85-114 120 106-140 93-288 44-437-88-271-436-352-633-145-170 179-211 400-166 637 6 29 37 53 76 63 36 340 72 679 109 1025 24-18 67-50 111-83 0 7 0 14 1 20 51-10 103-21 154-32l9 11c-117 63-235 125-365 195 38 13 55 18 82 27-71 62-139 121-202 176 39-122 91-242 115-367 35-186-24-268-193-358-51-27-87-91-120-143-31-49-49-106-63-179 103 78 206 156 332 252-52-142-89-269-144-388-120-261-240-523-378-774-153-279-318-553-492-819-69-106-170-192-265-278-47-42-113-62-163-88-6-22-5-59-21-69-99-67-197-142-306-188-311-130-632-148-951-33-284 101-435 451-312 722 34 76 101 149 172 190 51 29 142 21 200-5 44-18 82-89 87-140 3-31-62-68-94-105-24-29-44-62-66-93 39-6 84-27 116-15 97 37 123 119 107 216-18 115-113 208-225 220-144 16-289-85-361-249-127-290-5-651 295-785 171-76 367-96 542-139-148-38-318-80-496-67-31 2-62 33-87 57-129 122-228 128-374 18-70-53-256-25-373 56-39 27-77 54-116 81z">
          <text:p/>
        </draw:path>
        <draw:path draw:style-name="gr1" draw:text-style-name="P1" draw:layer="layout" svg:width="1.67cm" svg:height="2.673cm" svg:x="17.097cm" svg:y="5.075cm" svg:viewBox="0 0 1671 2674" svg:d="M999 1791c-77 32-144 59-244 100 38 40 65 97 98 100 90 9 152-84 146-200zM483 2323c-83-56-156-106-231-157-18 136 23 214 123 240 72 18 105-11 108-83zM251 713c65-96 126-185 190-280-57-72-123-50-184 10-85 84-81 197-6 270zM274 759c-203 89-247 256-90 377-45-144 164-213 90-377zM1472 1183v329c50-28 100-40 118-71 56-94 48-196 2-300-45 16-85 30-120 42zM1390 1534c-12 129-24 254-39 404 156-72 161-179 157-288-2-60-5-125-118-116zM216 2039c35-85 68-163 98-243 8-20 13-56 4-63-19-14-52-23-74-16-59 21-140 17-141 114-2 93 19 169 113 208zM1040 1818c20 77 22 154 59 204 18 23 115 11 158-15 66-40 81-111 47-176-83-4-152-8-264-13zM1131 2367c70-27 145-36 187-79 73-74 81-174 40-269-86 31-166 61-248 91 6 72 12 146 21 257zM282 1356c-41-31-86-65-132-100-98 95-133 199-82 310 18 40 91 55 139 81 16-37 38-72 47-111 14-57 18-116 28-180zM1265 1041c-76 116-59 228-12 337 14 31 63 73 83 68 35-10 72-50 85-85 49-131 1-228-156-320zM625 1028c0 88-12 168 5 241 8 38 67 91 103 91 37-1 95-50 107-90 21-68 13-144 17-211-80-11-139-19-232-31zM1295 822c20 73 29 152 64 217 18 35 88 70 123 61s80-74 78-113c-4-80-36-159-57-241-82 30-133 49-208 76zM649 2292c-77 8-144 42-140 146 5 98 62 157 150 182 86 25 157-2 187-77-67-85-127-161-197-251zM804 338c-34-28-84-91-148-112-72-23-147 66-147 149 0 91 70 176 144 177 77 1 149-81 151-214zM1187 1436c-53 69-197 61-140 189 27 61 88 118 148 149 27 14 110-30 132-68 87-151-87-172-140-270zM963 788c-8 99-30 214 83 270 34 17 122-27 155-67 66-82 36-186-57-273-58 22-116 45-181 70zM940 1106c-20 79-44 156-57 234-5 29 8 85 24 90 49 15 111 28 154 10 83-35 132-112 109-204-9-34-65-61-105-82-41-23-87-34-125-48zM845 597c-25-3-50-6-76-9-42 76-99 147-121 229-22 77 20 154 108 173 88 18 146-47 146-120 0-91-36-182-57-273zM613 722c0-106-67-205-141-207-80-3-147 80-148 184-1 114 66 207 152 211 83 4 137-71 137-188zM543 1079c-1-108-56-154-190-157-61-1-129 107-130 207 0 101 58 167 148 168 101 1 174-91 172-218zM708 1438c-7 67-7 135-22 200-18 82 9 147 84 157 56 8 144-13 172-54 37-54 64-178 35-203-69-60-139-183-269-100zM1012 2004c-63 21-93 32-124 40-144 38-211 237-105 343 41 41 125 70 177 57 45-10 100-89 102-140 3-95-30-191-50-300zM592 1257c-74 47-123 101-179 110-126 21-112 111-106 190 8 111 91 182 189 180 102-1 152-67 149-154-5-108-34-215-53-326zM754 1943c-18-37-37-104-79-151-16-18-82 8-126 12-31 3-65-4-94 5-39 14-89 30-108 60-69 115-65 234 27 304 58 45 156 75 224 59 123-27 136-150 156-289zM80 1704c-118-189-108-309 43-488-138-184-124-303 52-460-9-69-27-136-24-201 5-111 89-181 202-207 49-11 92-45 136-73 20-12 32-43 52-48 109-28 171-98 184-227 15 87 8 164 42 208 36 45 113 57 159 78-18 78-51 170-56 262-2 41 45 96 85 123 87 62 148 10 195-68 46 125 111 170 205 145 103-28 138-118 127-285 15 43 33 85 44 128 21 78 42 156 56 235 32 181 60 363 87 545 5 22-3 55-18 68-108 94-66 237-114 345-67 150-126 295-146 461-6 54-87 136-142 143-165 21-273 116-386 222-121 112-294 70-377-73-19-32-54-67-89-77-143-42-191-101-209-256-6-47-34-101-68-135-91-93-108-203-40-365z">
          <text:p/>
        </draw:path>
        <draw:path draw:style-name="gr1" draw:text-style-name="P1" draw:layer="layout" svg:width="6.147cm" svg:height="2.562cm" svg:x="11.041cm" svg:y="1.811cm" svg:viewBox="0 0 6148 2563" svg:d="M1387 342c-19-27-33-64-59-80-57-36-119-67-183-90-237-83-314-49-418 170-23 48-57 90-88 137-209-189-425-49-639-61 37-28 71-51 102-77 100-81 201-163 298-248 137-121 219-115 373-35 88 47 206 35 310 52 36 5 78 9 107 28 278 190 543 403 834 569 327 188 610 460 1007 525 371 60 734 53 1098-36 21-5 41-19 66-31-222-86-489-28-675-271 59 26 89 45 123 53 220 54 440 138 663 148 242 10 487-64 732-77 381-19 743 53 1050 302 24 19 45 42 60 73-119-55-235-118-357-162-360-129-722-161-1073 26-399 212-511 687-253 1034 145 194 387 272 609 195 180-62 230-146 218-335-4-59 15-120 27-179 1-2 50-2 52 5 19 63 51 129 46 191-19 239-274 411-562 394-278-17-454-168-545-421-99-278-60-538 140-762 63-70 143-125 210-207-95 20-189 41-284 60-178 37-357 66-534 112-251 66-494-4-740-24-51-4-104 4-141-7-289-138-578-276-847-404-13 5 4-1 53-18-125-80-229-156-342-215-43-22-129-56-131 60 0 10-35 21-54 31-7-8-14-16-20-24 51-47 102-93 161-147-119-87-212-235-394-254z">
          <text:p/>
        </draw:path>
        <draw:path draw:style-name="gr1" draw:text-style-name="P1" draw:layer="layout" svg:width="1.143cm" svg:height="2.304cm" svg:x="18.763cm" svg:y="5.157cm" svg:viewBox="0 0 1144 2305" svg:d="M609 1793c-13 184 1 366-115 512-14-2-28-5-42-7 8-72 8-146 24-216 78-355-1-680-203-986v384c-96 31-149 3-128-82 69-287-32-546-109-811-37-126-64-255 18-387 10 59 20 117 33 196 27-51 45-88 65-124 155-280 507-358 753-167 112 87 159 235 112 353-40 98-154 152-248 105-37-19-68-66-78-107-5-18 50-74 73-71 41 5 79 38 112 67 15 13 16 43 23 66 116-47 133-199 37-314-120-144-384-179-540-73-227 153-327 662-4 878 75 50 131 61 195-14 32-38 80-62 117-89 109 125 210 240 312 357-113 9-231 34-343 20-60-8-115-80-167-128-37-34-67-77-100-116-9 7-18 14-27 22 77 198 153 396 232 600 65-83 137-61 234-21 87 37 197 22 299 50-170 76-320 228-535 103z">
          <text:p/>
        </draw:path>
        <draw:path draw:style-name="gr1" draw:text-style-name="P1" draw:layer="layout" svg:width="2.004cm" svg:height="4.079cm" svg:x="17.501cm" svg:y="8.539cm" svg:viewBox="0 0 2005 4080" svg:d="M585 1611c-17-26-29-55-50-76-158-164-319-325-476-491-34-36-53-85-59-142 18 25 35 51 56 73 190 202 380 404 570 605 12-9 25-19 37-28-22-40-44-80-67-120-160-282-274-579-300-905-12-142-58-260-180-350-50-37-68-116-102-177 119 36 143 61 270 279 12-12 23-24 40-41 3 53 5 96 8 156 24-26 39-42 33-36 16 167 12 359 58 539 46 181 142 349 234 515 37-76 57-139-29-187-93-51-75-140-53-221 21-75 53-147 74-206 28 35 64 85 106 129 88 91 87 219 2 309-28 30-53 82-48 119 11 78 25 165 68 228 126 183 266 355 417 552 0-216-30-403 7-577 62-296 351-446 605-346 162 64 242 230 176 379-16 38-53 67-80 100-12-6-23-12-35-18 5-27 2-58 15-80 52-83 91-168 19-255-80-96-186-134-311-111-204 38-346 208-369 447-21 231 34 447 138 650 15 28 57 42 87 64 17 66 23 138 54 197 188 352 306 722 297 1125-2 109-27 220-54 327-5 21-63 29-97 43l-12-32c25-4 51-8 75-12 1-82-51-140-36-231 43-271 3-540-102-798-52-126-82-262-142-384-190-389-464-710-812-967-14-10-21-30-32-45z">
          <text:p/>
        </draw:path>
        <draw:path draw:style-name="gr1" draw:text-style-name="P1" draw:layer="layout" svg:width="0.582cm" svg:height="0.664cm" svg:x="19.604cm" svg:y="3.969cm" svg:viewBox="0 0 583 665" svg:d="M19 258c27 8 54 15 89 25 12-44 23-84 30-107 176 1 299-109 445-176-34 115-90 221-88 327 1 95-42 143-81 213-63 116-141 143-254 115-90-22-166-142-160-254 2-47 12-94 19-143z">
          <text:p/>
        </draw:path>
        <draw:path draw:style-name="gr1" draw:text-style-name="P1" draw:layer="layout" svg:width="1.413cm" svg:height="2.392cm" svg:x="17.626cm" svg:y="3.053cm" svg:viewBox="0 0 1414 2393" svg:d="M0 0c665 439 1023 1107 1358 1791 96 198 75 261-112 379-135 86-286 149-429 223-7-15-14-29-21-44 29-12 61-20 87-37 117-75 239-145 347-232 82-66 101-166 51-263-251-497-486-1006-880-1414-100-103-209-198-312-299-33-32-60-69-89-104z">
          <text:p/>
        </draw:path>
        <draw:path draw:style-name="gr1" draw:text-style-name="P1" draw:layer="layout" svg:width="1.037cm" svg:height="0.874cm" svg:x="18.734cm" svg:y="7.526cm" svg:viewBox="0 0 1038 875" svg:d="M984 466c-57-191-542-439-819-450 50-6 101-20 150-15 246 27 459 134 649 289 73 59 89 135 61 227-91 298-399 435-711 314-270-104-390-387-263-660-25 173-26 326 93 486-6-53-9-79-15-131 112 173 247 258 429 260 193 1 321-85 377-263-213-54-432-95-608-243 211 85 415 192 657 186z">
          <text:p/>
        </draw:path>
        <draw:path draw:style-name="gr1" draw:text-style-name="P1" draw:layer="layout" svg:width="0.788cm" svg:height="2.317cm" svg:x="17.397cm" svg:y="2.999cm" svg:viewBox="0 0 789 2318" svg:d="M121 0c0 80-8 153 1 223 30 218 64 435 99 652 64 389 208 748 395 1091 61 112 113 228 173 352-23-4-33-3-35-6-323-535-617-1079-659-1723-9-142-50-283-83-423-29-125-10-153 109-166z">
          <text:p/>
        </draw:path>
        <draw:path draw:style-name="gr1" draw:text-style-name="P1" draw:layer="layout" svg:width="0.41cm" svg:height="0.767cm" svg:x="17.077cm" svg:y="8.576cm" svg:viewBox="0 0 411 768" svg:d="M350 768c-105-58-210-102-298-169-79-60-58-182 1-273 32-52 31-127 39-192 6-43 1-87 23-134 25 59 36 152 78 170 69 28 78 86 119 124 144 141 108 290 38 474z">
          <text:p/>
        </draw:path>
        <draw:path draw:style-name="gr1" draw:text-style-name="P1" draw:layer="layout" svg:width="0.384cm" svg:height="0.758cm" svg:x="16.633cm" svg:y="3.558cm" svg:viewBox="0 0 385 759" svg:d="M91 0c106 199 207 367 286 544 22 52-7 137-39 194-12 24-91 25-136 16-194-39-259-200-149-363 13-18 35-37 36-57 4-100 2-201 2-334z">
          <text:p/>
        </draw:path>
        <draw:path draw:style-name="gr1" draw:text-style-name="P1" draw:layer="layout" svg:width="0.651cm" svg:height="0.458cm" svg:x="19.38cm" svg:y="1.31cm" svg:viewBox="0 0 652 459" svg:d="M0 443c13-42 31-82 38-124 31-188 128-251 317-249 105 2 211-48 297-70-70 111-140 239-228 353-73 93-185 115-303 103-42-5-85-9-121-13z">
          <text:p/>
        </draw:path>
        <draw:path draw:style-name="gr1" draw:text-style-name="P1" draw:layer="layout" svg:width="1.012cm" svg:height="1.279cm" svg:x="17.801cm" svg:y="4.001cm" svg:viewBox="0 0 1013 1280" svg:d="M350 1029c-111-223-226-444-333-669-40-84-5-156 70-208 3-2 6-5 9-7 304-217 392-202 574 120 114 202 213 412 320 618 45 86 23 159-51 211-95 66-197 125-296 186l-21-35c72-48 144-94 215-143 101-68 133-155 72-268-116-215-234-429-347-645-60-114-146-136-259-85-33 15-68 24-100 40-146 73-169 129-103 277 90 199 187 395 281 593-11 5-21 10-31 15z">
          <text:p/>
        </draw:path>
        <draw:path draw:style-name="gr1" draw:text-style-name="P1" draw:layer="layout" svg:width="0.614cm" svg:height="0.45cm" svg:x="16.986cm" svg:y="2.028cm" svg:viewBox="0 0 615 451" svg:d="M0 433c31-46 66-89 92-137 31-57 59-115 83-174 35-87 155-133 291-120 104 9 163 46 146 162-20 128-92 189-198 193-99 4-197 30-294 50-37 8-71 29-106 44-5-6-9-12-14-18z">
          <text:p/>
        </draw:path>
        <draw:path draw:style-name="gr1" draw:text-style-name="P1" draw:layer="layout" svg:width="0.753cm" svg:height="0.357cm" svg:x="13.695cm" svg:y="2.31cm" svg:viewBox="0 0 754 358" svg:d="M0 18c289 17 657-151 754 292-31 7-67 17-103 22-81 11-164 27-245 26-32-1-86-3-76-87 7-48-74-118-130-160-58-43-133-63-200-93z">
          <text:p/>
        </draw:path>
        <draw:path draw:style-name="gr1" draw:text-style-name="P1" draw:layer="layout" svg:width="0.992cm" svg:height="0.571cm" svg:x="16.718cm" svg:y="4.555cm" svg:viewBox="0 0 993 572" svg:d="M723 360c-3 1 19-5 74-20-90-54-155-102-228-135-89-39-166-38-209 79-34 91-113 124-214 110-40-6-83 4-146 9 67-93 114-209 199-257 78-42 196-9 307-9-36-40-73-82-109-124 3-4 7-8 11-13 154 117 307 233 490 371-32-93-55-159-78-225 121 124 193 264 168 426-87-69-177-142-265-212z">
          <text:p/>
        </draw:path>
        <draw:path draw:style-name="gr1" draw:text-style-name="P1" draw:layer="layout" svg:width="0.769cm" svg:height="0.349cm" svg:x="19.338cm" svg:y="4.81cm" svg:viewBox="0 0 770 350" svg:d="M770 350c-165-18-320-32-473-51-22-3-55-22-62-42-39-106-112-139-235-102 126-52 233-94 339-140 103-45 174 18 233 79 72 72 127 161 198 256z">
          <text:p/>
        </draw:path>
        <draw:path draw:style-name="gr1" draw:text-style-name="P1" draw:layer="layout" svg:width="0.444cm" svg:height="0.54cm" svg:x="18.352cm" svg:y="3.283cm" svg:viewBox="0 0 445 541" svg:d="M0 0c134 113 313 130 392 283 27 52 68 146 48 165-51 50-144 108-197 90-58-19-91-118-132-185-27-42-54-85-68-131-19-64-26-131-43-222z">
          <text:p/>
        </draw:path>
        <draw:path draw:style-name="gr1" draw:text-style-name="P1" draw:layer="layout" svg:width="0.437cm" svg:height="0.463cm" svg:x="18.065cm" svg:y="8.195cm" svg:viewBox="0 0 438 464" svg:d="M438 0c-23 75-39 151-71 220-38 80-79 165-140 226-51 50-179-11-208-82-45-116-7-219 88-249 117-38 233-81 331-115z">
          <text:p/>
        </draw:path>
        <draw:path draw:style-name="gr1" draw:text-style-name="P1" draw:layer="layout" svg:width="1.016cm" svg:height="0.619cm" svg:x="18.157cm" svg:y="8.855cm" svg:viewBox="0 0 1017 620" svg:d="M978 349c14 60 52 130 34 178-17 45-96 94-146 93-333-5-614-139-836-385-33-39-42-147-13-182 65-80 164-56 256-15-10 5-17 10-24 11-62 12-124 24-186 35 28 54 44 121 86 161 174 164 381 269 619 294 147 15 188-34 173-177 12-4 25-9 37-13z">
          <text:p/>
        </draw:path>
        <draw:path draw:style-name="gr1" draw:text-style-name="P1" draw:layer="layout" svg:width="0.628cm" svg:height="0.339cm" svg:x="18.302cm" svg:y="11.34cm" svg:viewBox="0 0 629 340" svg:d="M0 124c117-37 237-76 358-112 99-30 139-12 271 127-9 5-24 7-28 15-116 231-124 230-353 85-80-51-174-81-248-115z">
          <text:p/>
        </draw:path>
        <draw:path draw:style-name="gr1" draw:text-style-name="P1" draw:layer="layout" svg:width="0.348cm" svg:height="0.476cm" svg:x="15.194cm" svg:y="1.698cm" svg:viewBox="0 0 349 477" svg:d="M239 0c129 213 129 213 79 359-113 42-219 81-318 118 9-184-9-397 242-474 0-1-3-3-3-3z">
          <text:p/>
        </draw:path>
        <draw:path draw:style-name="gr1" draw:text-style-name="P1" draw:layer="layout" svg:width="0.293cm" svg:height="0.506cm" svg:x="18.657cm" svg:y="2.548cm" svg:viewBox="0 0 294 507" svg:d="M242 0c19 108 54 219 52 330-1 54-60 121-110 158-66 47-115 1-149-66-69-136-36-250 102-340 38-24 71-55 105-82z">
          <text:p/>
        </draw:path>
        <draw:path draw:style-name="gr1" draw:text-style-name="P1" draw:layer="layout" svg:width="0.649cm" svg:height="0.24cm" svg:x="19.065cm" svg:y="1.937cm" svg:viewBox="0 0 650 241" svg:d="M650 142c-105 33-213 85-324 97-103 11-209-21-326-35 40-53 58-78 77-103 94-111 194-128 331-64 46 21 100 26 147 46 42 18 78 49 95 59z">
          <text:p/>
        </draw:path>
        <draw:path draw:style-name="gr1" draw:text-style-name="P1" draw:layer="layout" svg:width="0.268cm" svg:height="0.549cm" svg:x="17.705cm" svg:y="7.941cm" svg:viewBox="0 0 269 550" svg:d="M131 0c165 107 181 257 56 550-6-1-13-1-17-5-239-197-187-121-78-411 17-44 26-90 39-134z">
          <text:p/>
        </draw:path>
        <draw:path draw:style-name="gr1" draw:text-style-name="P1" draw:layer="layout" svg:width="0.55cm" svg:height="0.812cm" svg:x="18.53cm" svg:y="8.361cm" svg:viewBox="0 0 551 813" svg:d="M447 59c-25 41-53 80-76 122-75 139-154 277-222 421-32 65-42 141-61 211-107-42-113-85-38-205 109-176 209-357 304-542 30-58 55-82 117-54 49 21 100 38 72 111-58 152-113 305-170 458-10-4-20-7-31-10 49-164 98-328 147-492-14-6-28-14-42-20z">
          <text:p/>
        </draw:path>
        <draw:path draw:style-name="gr1" draw:text-style-name="P1" draw:layer="layout" svg:width="0.487cm" svg:height="0.387cm" svg:x="13.422cm" svg:y="3.334cm" svg:viewBox="0 0 488 388" svg:d="M0 353c98-107 192-216 293-318 24-24 94-43 104-31 40 46 68 104 91 162 4 8-36 42-60 53-134 58-268 114-403 169-8-12-17-23-25-35z">
          <text:p/>
        </draw:path>
        <draw:path draw:style-name="gr1" draw:text-style-name="P1" draw:layer="layout" svg:width="0.282cm" svg:height="0.424cm" svg:x="15.003cm" svg:y="2.354cm" svg:viewBox="0 0 283 425" svg:d="M262 425c-95-10-183-19-262-27v-398c64 49 135 106 209 159 92 66 84 154 53 266z">
          <text:p/>
        </draw:path>
        <draw:path draw:style-name="gr1" draw:text-style-name="P1" draw:layer="layout" svg:width="0.205cm" svg:height="0.649cm" svg:x="19.31cm" svg:y="4.021cm" svg:viewBox="0 0 206 650" svg:d="M88 0c65 235 210 432 32 650-232-194-62-410-32-650z">
          <text:p/>
        </draw:path>
        <draw:path draw:style-name="gr1" draw:text-style-name="P1" draw:layer="layout" svg:width="0.644cm" svg:height="0.191cm" svg:x="17.442cm" svg:y="10.04cm" svg:viewBox="0 0 645 192" svg:d="M645 110c-45 10-97 8-135 32-98 59-261 71-348 12-54-39-106-80-162-153 140 0 279-3 418 3 31 1 61 35 93 50 44 20 89 37 134 56z">
          <text:p/>
        </draw:path>
        <draw:path draw:style-name="gr1" draw:text-style-name="P1" draw:layer="layout" svg:width="0.499cm" svg:height="0.24cm" svg:x="13.208cm" svg:y="3.114cm" svg:viewBox="0 0 500 241" svg:d="M0 170c141-66 256-129 378-169 27-9 81 59 122 92-40 49-73 106-122 140-25 18-80 0-120-8-75-14-150-32-258-55z">
          <text:p/>
        </draw:path>
        <draw:path draw:style-name="gr1" draw:text-style-name="P1" draw:layer="layout" svg:width="0.268cm" svg:height="0.393cm" svg:x="14.394cm" svg:y="3.374cm" svg:viewBox="0 0 269 394" svg:d="M269 105c-57 96-114 192-172 289-21-42-44-84-66-127-55-108-37-196 50-250 58-36 99-17 188 88z">
          <text:p/>
        </draw:path>
        <draw:path draw:style-name="gr1" draw:text-style-name="P1" draw:layer="layout" svg:width="0.257cm" svg:height="0.421cm" svg:x="18.862cm" svg:y="10.505cm" svg:viewBox="0 0 258 422" svg:d="M84 422c-16-40-23-87-49-119-75-93-17-149 49-200 53-42 111-73 158-103 4 41 25 100 12 149-24 82 28 218-134 220-13 0-25 34-36 53z">
          <text:p/>
        </draw:path>
        <draw:path draw:style-name="gr1" draw:text-style-name="P1" draw:layer="layout" svg:width="0.429cm" svg:height="0.284cm" svg:x="11.999cm" svg:y="2.15cm" svg:viewBox="0 0 430 285" svg:d="M430 2c-27 20-78 40-79 61-2 134-80 179-197 192-50 6-99 19-154 30 76-210 216-299 430-283z">
          <text:p/>
        </draw:path>
        <draw:path draw:style-name="gr1" draw:text-style-name="P1" draw:layer="layout" svg:width="0.452cm" svg:height="0.176cm" svg:x="14.109cm" svg:y="2.832cm" svg:viewBox="0 0 453 177" svg:d="M453 51c-67 145-173 167-453 51 141-87 286-152 453-51z">
          <text:p/>
        </draw:path>
        <draw:path draw:style-name="gr1" draw:text-style-name="P1" draw:layer="layout" svg:width="0.373cm" svg:height="0.311cm" svg:x="14.566cm" svg:y="1.287cm" svg:viewBox="0 0 374 312" svg:d="M12 0c104 47 211 85 306 144 35 22 65 127 53 136-55 42-119 51-173-21-61-82-132-157-198-235 4-8 8-16 12-24z">
          <text:p/>
        </draw:path>
        <draw:path draw:style-name="gr1" draw:text-style-name="P1" draw:layer="layout" svg:width="0.181cm" svg:height="0.421cm" svg:x="17.569cm" svg:y="9.048cm" svg:viewBox="0 0 182 422" svg:d="M88 0c34 108 73 215 94 326 5 26-53 63-82 96-35-33-101-67-100-98 6-109 35-215 55-322z">
          <text:p/>
        </draw:path>
        <draw:path draw:style-name="gr1" draw:text-style-name="P1" draw:layer="layout" svg:width="0.19cm" svg:height="0.623cm" svg:x="17.298cm" svg:y="3.986cm" svg:viewBox="0 0 191 624" svg:d="M140 0c-51 226-83 434 51 624-225-246-263-558-51-624z">
          <text:p/>
        </draw:path>
        <draw:path draw:style-name="gr1" draw:text-style-name="P1" draw:layer="layout" svg:width="0.438cm" svg:height="0.231cm" svg:x="18.008cm" svg:y="2.772cm" svg:viewBox="0 0 439 232" svg:d="M0 0c146 68 293 137 439 206-210 71-356-2-439-206z">
          <text:p/>
        </draw:path>
        <draw:path draw:style-name="gr1" draw:text-style-name="P1" draw:layer="layout" svg:width="0.185cm" svg:height="0.365cm" svg:x="18.382cm" svg:y="2.054cm" svg:viewBox="0 0 186 366" svg:d="M101 0c123 232 121 242-68 366-95-143 41-233 68-366z">
          <text:p/>
        </draw:path>
        <draw:path draw:style-name="gr1" draw:text-style-name="P1" draw:layer="layout" svg:width="0.215cm" svg:height="0.33cm" svg:x="16.932cm" svg:y="1.038cm" svg:viewBox="0 0 216 331" svg:d="M0 0c174 108 220 185 216 331-181-29-214-164-216-331z">
          <text:p/>
        </draw:path>
        <draw:path draw:style-name="gr1" draw:text-style-name="P1" draw:layer="layout" svg:width="0.194cm" svg:height="0.3cm" svg:x="11.961cm" svg:y="1.532cm" svg:viewBox="0 0 195 301" svg:d="M0 0c71 60 129 97 169 147 23 28 27 77 26 117 0 13-45 42-61 36-41-14-99-35-110-68-22-64-16-137-24-232z">
          <text:p/>
        </draw:path>
        <draw:path draw:style-name="gr1" draw:text-style-name="P1" draw:layer="layout" svg:width="0.324cm" svg:height="0.322cm" svg:x="17.228cm" svg:y="2.679cm" svg:viewBox="0 0 325 323" svg:d="M324 256c-21-39-46-76-63-117-28-68-70-117-144-89-38 14-89 64-87 96 5 70 39 140 132 140 11 0 23 1 35 2-3 12-6 23-8 35-47-13-116-11-135-42-34-53-72-152-45-186 40-53 135-103 198-94 129 18 119 146 117 255z">
          <text:p/>
        </draw:path>
        <draw:path draw:style-name="gr1" draw:text-style-name="P1" draw:layer="layout" svg:width="0.177cm" svg:height="0.21cm" svg:x="19.562cm" svg:y="3.527cm" svg:viewBox="0 0 178 211" svg:d="M132 211c-103-11-150-64-126-154 7-27 81-65 106-55 106 49 62 128 20 209z">
          <text:p/>
        </draw:path>
        <draw:path draw:style-name="gr1" draw:text-style-name="P1" draw:layer="layout" svg:width="0.236cm" svg:height="0.393cm" svg:x="17.934cm" svg:y="4.311cm" svg:viewBox="0 0 237 394" svg:d="M41 0c65 126 131 252 196 377-10 6-21 12-31 17-70-125-138-250-206-376 13-6 27-12 41-18z">
          <text:p/>
        </draw:path>
        <draw:path draw:style-name="gr1" draw:text-style-name="P1" draw:layer="layout" svg:width="0.141cm" svg:height="0.181cm" svg:x="15.77cm" svg:y="3.519cm" svg:viewBox="0 0 142 182" svg:d="M73 182c-36-48-75-77-73-103 3-28 44-52 69-79 26 25 69 48 73 75 3 26-34 58-69 107z">
          <text:p/>
        </draw:path>
        <draw:path draw:style-name="gr1" draw:text-style-name="P1" draw:layer="layout" svg:width="0.26cm" svg:height="0.284cm" svg:x="17.913cm" svg:y="3.446cm" svg:viewBox="0 0 261 285" svg:d="M232 285c-77-88-155-175-232-262 8-7 17-15 25-23 78 87 157 173 236 260-9 8-19 17-29 25z">
          <text:p/>
        </draw:path>
        <draw:path draw:style-name="gr1" draw:text-style-name="P1" draw:layer="layout" svg:width="0.149cm" svg:height="0.086cm" svg:x="13.232cm" svg:y="2.087cm" svg:viewBox="0 0 150 87" svg:d="M150 63c-44 9-88 20-131 24-5 0-13-45-19-70 46-6 92-12 139-17z">
          <text:p/>
        </draw:path>
        <draw:path draw:style-name="gr2" draw:text-style-name="P2" draw:layer="layout" svg:width="19.487cm" svg:height="22.876cm" svg:x="0.697cm" svg:y="3.931cm" svg:viewBox="0 0 19488 22877" svg:d="M18390 19185c0 0-20806-2201-9968-5807 18990-6319-7899-13378-7899-13378 0 0 23540 7654 5677 11869-17340 4093 7198 10787 7198 10787 4166 1233 8056-3074 4992-3471z">
          <text:p/>
        </draw:path>
        <draw:path draw:style-name="gr1" draw:text-style-name="P1" draw:layer="layout" svg:width="8.243cm" svg:height="2.684cm" svg:x="2.69cm" svg:y="26.533cm" svg:viewBox="0 0 8244 2685" svg:d="M3107 2251c-98-17-172-16-233-43-79-35-149-92-221-141-65-44-72-43-131 31 123-16 271 107 281 224 34-17 72-49 110-48 21 0 40 55 59 84 34-29 72-61 118-100 11 44 18 71 19 76 55-45 111-90 182-148 4 67 5 92 7 117 7 1 15 1 23 2 8-47 16-95 23-141-104-27-222 85-294-57 14 34 27 68 57 144zM7573 1697c-127 70-226 123-328 178-12-41-20-69-28-96-2 162-133 178-248 238-16-77-30-142-44-207-10 148 34 322-204 362v-448c-10 0-21-1-32-2-13 188-27 376-41 571 49 45 106 98 183 170-41-79-68-130-95-181 10-12 20-23 30-35 96 67 192 133 297 206-77-90-145-170-223-260 60-14 120-27 205-47-35-12-62-21-90-31 6-17 11-35 17-53 106-10 212-20 304-28-20-10-59-30-133-68 189-31 316-109 430-269zM3372 1181c-182-224-780-334-1171-125-248 133-500 480-408 782 151-449 376-638 767-641 165-1 329 8 494 6 101-1 203-14 318-22zM3485 1964c105-139 93-324 39-514-57-203-60-203-258-179-39 5-78 5-117 3-178-6-356-20-533-20-390 1-670 204-753 537-18 69-17 114 69 149 224 93 393-73 596-89 13 20 37 58 64 101 62-77 115-144 181-226 20 109 34 185 47 256 56-60 113-120 178-189 73 54 138 123 217 153 72 27 161 13 270 18zM3833 467c17-32 57-83 47-94-46-58-105-105-159-157 8 84 23 146 49 203 10 21 44 30 68 45-35 24-69 47-119 82 42 4 64 6 92 8-47 38-94 68-131 108-66 73-46 147 23 203 87 71 113-16 140-69 36-72 69-149 87-228 17-68-7-123-97-101zM3393 311l-167 41c9 8 18 16 28 23-28 34-49 83-85 97-44 17-99 4-171 4 51 26 83 42 117 59-40 47-72 84-104 121 12 15 25 30 38 46 27-93 68-145 115-95 33-51 54-116 99-145 117-76 109 82 177 115 6-99-138-162-50-268 39-17 78-34 121-53 15 29 31 59 46 88-7-65 51-161-69-172-36-3-71-8-128-15 49 27 77 43 106 60-27 35-50 64-73 94zM2844 2685c11-53 22-106 40-195-55 12-109 27-164 35-52 8-105 7-144 9v-297c-78 24-156 49-232 74 50-110 23-156-94-179-45-9-85-44-104-54-10 73 3 174-40 238-46 68-139 125-221 145-570 136-1121 76-1644-192-132-68-273-163-235-337 36-167 205-165 339-187 93-15 188-15 282-12-114 22-230 36-341 68-180 51-213 190-83 322 155 155 357 210 561 253 350 73 705 108 1059 23 13-3 26-5 38-10 94-37 198-71 200-194 2-128-106-172-213-245 6 80 10 133 14 190-67-101-132-198-193-290-2 0 25-2 52-5-54-834 811-1202 1586-852 4-37 7-71 7-73 81 54 169 112 258 171 2-8 5-15 7-23-91-113-181-226-274-341-19 52-36 101-63 176-50-83-70-136-178-91-111 46-257 29-384 14-134-15-264-61-396-94 1-11 1-23 1-34 167-36 333-71 500-107-7-34-11-55-17-86 225 50 114-125 152-208h171c-45-61-74-100-110-149 128-53 238-111 355-142 60-15 139 1 198 29 97 45 186 111 277 170 116 77 176 188 184 327 32-4 60-8 94-13-68 125-40 185 93 190 230 8 448-47 651-154 33-17 78-76 70-95-21-48-69-85-100-119-4 1 16-7 29 0 61 32 119 68 179 103-38 54-64 131-115 156-296 145-604 240-940 138-50 79-101 159-163 257 94 6 179 19 262 15 386-21 757-105 1101-283 79-40 156-97 215-164 94-107 66-215-67-269-83-33-175-48-264-59-72-10-147-2-220-11 193-38 385-44 569 38 114 51 165 162 96 267-60 94-148 186-245 239-455 251-942 369-1465 304-25-3-51-1-77-1-2 11-4 23-6 34 109 12 218 35 327 35 112 1 224-17 336-34 114-17 227-43 341-65 2 10 4 21 6 31-179 33-356 78-536 94-179 17-361 4-525 4 378 274 769 575 1178 849 254 170 543 195 835 78 170-70 247-195 218-354-27-147-182-273-348-251-107 13-209 70-311 114-96 43-188 94-295 113 120-75 238-154 360-224 157-92 317-74 471 10 126 69 181 181 176 325-5 154-95 248-225 307-333 151-663 107-959-78-300-187-576-416-863-627-47-35-96-67-150-90 526 588 1135 1040 1934 1179 279 48 715-43 832-174-25-119-87-238-62-334 41-169 79-352 238-470 68-50 118-122 184-193 18 65 33 119 56 202 85-64 158-120 230-174 9 6 20 9 22 15 19 55 36 158 54 158 66 1 131-34 197-55 54-16 108-32 159-47 3 50-6 105 8 112 33 14 76 10 114 5 38-6 80-40 110-31 156 51 300 22 440-51v26c-166 101-331 203-496 304 32 65 60 121 95 191-154-24-253 27-251 113 2 98 10 195 16 299-139-66-269-141-448-81 62 19 106 24 140 46 33 22 55 60 82 91-88 71-4 141 1 212h-52c-52-17-103-45-155-49-106-9-219 15-318-13-110-32-208-108-327-173-414 202-858 207-1314 47-554-194-1020-515-1420-939-70-73-137-147-205-221-6 50 6 86 17 122 67 213 43 409-80 597-50 77-73 170-113 254-30 65-51 156-104 185-139 78-293 128-441 190z">
          <text:p/>
        </draw:path>
        <draw:path draw:style-name="gr1" draw:text-style-name="P1" draw:layer="layout" svg:width="2.695cm" svg:height="6.501cm" svg:x="0.5cm" svg:y="21.619cm" svg:viewBox="0 0 2696 6502" svg:d="M396 4656c-225 22-229 29-202 271 11-59 20-110 30-162 13-3 26-6 40-8 36 78 66 220 109 224 155 14 114 116 126 210 21-28 38-50 73-94 43 95 79 173 115 252-32-74 32-169-59-233-21-14-7-65-73-68-34-1-75-78-91-128-6-19 49-59 78-86 17-16 39-25 59-37l-12-21c-62 33-125 65-199 103-39-48-84-103-130-160 45-21 76-35 136-63zM2239 5129c64 242-138 372-206 551 27 6 46 10 66 15 23-181 160-278 296-232-30-39-70-93-110-147 31-21 62-43 89-62-28-34-59-72-89-109 6-9 12-18 18-27 54 15 108 31 162 46-35-35-78-49-115-73-38-24-79-51-99-87-9-17 26-59 48-103-35-6-78-12-138-20 35 137 71 265-116 308 29 6 42 8 53 4 44-19 87-39 141-64zM1771 689c-10 5-20 11-31 17 49 90 97 180 148 273-42 13-66 20-90 28 159 7 177 136 233 251-73 16-135 30-197 43 147 11 317-31 352 205h-435c0 11-1 22-1 33 184 13 369 26 561 39 30-35 69-78 122-138-61 18-99 29-137 41-10-10-20-19-31-28 62-88 124-175 186-263-5-3-9-5-14-8-78 62-156 124-233 186-7-45-18-119-29-194-18 28-34 55-51 82-13 0-27 0-40 0-14-98-28-197-42-299-14 33-29 67-43 101-12-1-23-1-35-2v-307c-21 39-39 74-58 109-48-60-91-115-135-169zM1214 4874c-254 191-345 804-124 1184 168 287 496 448 784 371-306-45-517-202-609-488-38-117-45-247-49-371-8-232-2-464-2-696zM0 4782c77-126 149-254 232-376 123-184 373-230 579-95 130 84 242 194 362 293 279-383 578-776 855-1183 164-241 196-518 104-798-73-222-237-321-410-260-179 63-267 288-186 492 29 72 82 133 115 203 44 98 79 199 101 303-73-126-141-255-219-377-101-159-100-320-23-483 61-127 164-196 310-200 154-3 256 74 322 203 123 241 123 491 41 746-87 270-259 488-431 707-128 162-253 326-380 490 9 8 17 17 26 25 61-55 125-107 181-166 445-465 802-982 933-1625 44-221 76-447-34-663-7-13 2-33-3-48-25-68-45-140-82-202-63-105-126 2-189 12-131 22-246 45-372-60-63-53-187-41-248-136-51-80-107-156-161-234-14 6-28 13-43 20 51-14 102-28 185-51-63-87-119-164-181-250 30-3 53-3 76-7 137-20 165-98 87-217-39-59-61-128-93-196 62-4 118 7 130-11 17-25 5-73-3-110-8-42-42-85-35-122 27-133 95-265-72-384 26-8 52-15 78-22 53 95 108 190 161 286 35 64 69 130 107 202 69-40 121-71 168-98 30 91 55 168 83 254 120-10 233-20 355-30-28 74-64 142-80 215-16 70-13 145 12 219 19-52 30-109 58-154 26-41 59-88 121-20 18 21 92-9 147-17-24 143-82 294-61 432 28 179-62 273-173 373 172 365 232 739 128 1129-169 633-506 1166-979 1615-78 75-157 149-260 246 106-24 180-44 256-59 176-35 332 13 481 109 71 45 151 79 231 104 110 33 214 53 237 199 10 65 88 117 117 183 24 57 21 125 35 215-70-28-115-46-193-77 18 122 34 226 49 322-112-5-203-9-339-15 52 100 88 170 128 248-122-48-177-14-203 117-20 103-90 196-125 267-47-179-96-370-147-565 19-12 55-34 102-64-75-58-139-107-227-175 110-24 188-40 256-54-53-51-116-94-154-154-17-26 7-100 36-126 101-90 135-187 60-312 30-10 52-18 74-25-39-166-520-155-736 3 0 300-5 590 1 880 6 340 205 608 515 685 105 26 219 17 329 25-238 188-679 148-931-85-311-287-403-832-215-1283 25-60 46-125 84-176 84-111 47-200-39-283-153-150-310-301-554-243-111 26-193 91-215 183h382c-16 64-28 113-38 155 73 14 145 28 206 40-26 100-43 164-60 230 54 19 101 36 180 64-204 73-102 219-94 311 16 182 2 457-122 659-26-245-58-460-203-636h-190v-190c-60 50-95 79-134 111-64-117-122-222-179-328z">
          <text:p/>
        </draw:path>
        <draw:path draw:style-name="gr1" draw:text-style-name="P1" draw:layer="layout" svg:width="2.39cm" svg:height="1.827cm" svg:x="2.884cm" svg:y="24.943cm" svg:viewBox="0 0 2391 1828" svg:d="M397 45c594-89 1178-48 1748 135 203 65 242 128 245 343 4 428-123 800-480 1060-710 517-1692 182-1887-690-44-197-15-412-2-618 6-103 74-144 186-103 612 220 1243 267 1890 222-145 23-289 56-434 69-456 40-899-32-1336-162-215-63-242-44-259 181-38 534 304 967 854 1078 327 66 638 27 927-148 16-10 34-18 84-45-297 303-700 349-1385 176 217 156 439 212 675 209 721-9 1219-603 1111-1317-12-80-46-130-128-161-500-188-1021-228-1550-229-86 0-173 0-259 0z">
          <text:p/>
        </draw:path>
        <draw:path draw:style-name="gr1" draw:text-style-name="P1" draw:layer="layout" svg:width="2.425cm" svg:height="1.931cm" svg:x="5.215cm" svg:y="23.44cm" svg:viewBox="0 0 2426 1932" svg:d="M2024 182c-297 234-642 360-1007 426-247 45-499 62-749 86-176 17-192 27-162 194 123 680 714 899 1290 789 317-61 565-233 764-506-28 174-248 363-521 495-229 111-469 132-715 134 360 85 708 56 1004-181 468-374 572-888 315-1434-44-91-107-123-205-124-533-3-1039 127-1539 296-44 14-88 32-131 48-4-11-8-21-13-32 194-71 384-151 582-210 383-114 774-199 1178-148 61 7 143 60 168 114 237 514 200 1098-269 1495-621 525-1474 356-1839-329-87-164-122-357-170-539-23-89 29-143 122-141 668 14 1295-154 1897-433z">
          <text:p/>
        </draw:path>
        <draw:path draw:style-name="gr1" draw:text-style-name="P1" draw:layer="layout" svg:width="0.249cm" svg:height="1.681cm" svg:x="3.577cm" svg:y="26.811cm" svg:viewBox="0 0 250 1682" svg:d="M86 0c249 352 210 1251-86 1682 38-180 87-359 110-542 23-188 32-381 28-571-5-188-34-375-52-569z">
          <text:p/>
        </draw:path>
        <draw:path draw:style-name="gr1" draw:text-style-name="P1" draw:layer="layout" svg:width="0.533cm" svg:height="1.65cm" svg:x="6.423cm" svg:y="25.453cm" svg:viewBox="0 0 534 1651" svg:d="M495 1651c-20-582-178-1124-495-1651 339 217 645 1144 495 1651z">
          <text:p/>
        </draw:path>
        <draw:path draw:style-name="gr1" draw:text-style-name="P1" draw:layer="layout" svg:width="0.279cm" svg:height="1.651cm" svg:x="3.943cm" svg:y="26.862cm" svg:viewBox="0 0 280 1652" svg:d="M49 346c63-116 125-231 187-346 15 6 30 13 44 19-186 528-265 1065-159 1633-26-33-43-58-61-82-21-218-49-436-59-654-7-128 14-257 23-386 8-61 17-122 25-184z">
          <text:p/>
        </draw:path>
        <draw:path draw:style-name="gr1" draw:text-style-name="P1" draw:layer="layout" svg:width="0.402cm" svg:height="1.485cm" svg:x="6.937cm" svg:y="25.415cm" svg:viewBox="0 0 403 1486" svg:d="M37 0c26 515 127 1007 366 1465-11 7-22 14-33 21-48-68-117-129-143-205-126-362-260-727-220-1122 6-53 20-106 30-159z">
          <text:p/>
        </draw:path>
        <draw:path draw:style-name="gr1" draw:text-style-name="P1" draw:layer="layout" svg:width="1.082cm" svg:height="0.391cm" svg:x="3.267cm" svg:y="28.38cm" svg:viewBox="0 0 1083 392" svg:d="M985 93c36 56 104 116 97 168-6 43-94 95-153 107-270 52-535 19-791-84-8-3-17-7-22-13-39-51-77-103-116-154 57-39 114-78 171-117 6 11 13 22 20 33-103 93-93 160 37 212 210 83 433 89 653 64 119-14 137-79 69-190 11-9 23-18 35-26z">
          <text:p/>
        </draw:path>
        <draw:path draw:style-name="gr1" draw:text-style-name="P1" draw:layer="layout" svg:width="1.744cm" svg:height="0.602cm" svg:x="2.599cm" svg:y="28.514cm" svg:viewBox="0 0 1745 603" svg:d="M11 0c1 139 107 200 200 267 293 207 629 283 978 304 185 12 371 2 556 10-550 49-1091 39-1569-291-96-67-212-138-165-290z">
          <text:p/>
        </draw:path>
        <draw:path draw:style-name="gr1" draw:text-style-name="P1" draw:layer="layout" svg:width="0.166cm" svg:height="0.735cm" svg:x="3.057cm" svg:y="25.33cm" svg:viewBox="0 0 167 736" svg:d="M72 0c31 246 63 492 95 736-155-126-235-583-95-736z">
          <text:p/>
        </draw:path>
        <draw:path draw:style-name="gr1" draw:text-style-name="P1" draw:layer="layout" svg:width="0.321cm" svg:height="0.608cm" svg:x="5.436cm" svg:y="24.262cm" svg:viewBox="0 0 322 609" svg:d="M322 609c-195-157-330-346-322-609 183 162 195 417 322 609z">
          <text:p/>
        </draw:path>
        <draw:path draw:style-name="gr1" draw:text-style-name="P1" draw:layer="layout" svg:width="1.268cm" svg:height="0.547cm" svg:x="6.79cm" svg:y="26.94cm" svg:viewBox="0 0 1269 548" svg:d="M1269 25c-38 51-68 114-117 153-252 205-552 299-867 351-94 15-189 23-285 16 146-27 297-44 440-84 154-42 305-96 450-162 142-63 280-139 345-299 11 9 23 17 34 25z">
          <text:p/>
        </draw:path>
        <draw:path draw:style-name="gr1" draw:text-style-name="P1" draw:layer="layout" svg:width="1.356cm" svg:height="0.227cm" svg:x="3.35cm" svg:y="28.708cm" svg:viewBox="0 0 1357 228" svg:d="M1357 29c-57 38-108 90-170 112-395 141-791 90-1187-11 230 21 459 60 688 58 226-1 462-12 642-188 9 10 18 19 27 29z">
          <text:p/>
        </draw:path>
        <draw:path draw:style-name="gr1" draw:text-style-name="P1" draw:layer="layout" svg:width="0.117cm" svg:height="1.228cm" svg:x="3.876cm" svg:y="27.208cm" svg:viewBox="0 0 118 1229" svg:d="M118 0c-8 61-17 122-25 183-8 24-20 47-25 71-68 329-45 653 34 975-36-196-105-393-102-588 5-214 76-428 118-641z">
          <text:p/>
        </draw:path>
        <draw:path draw:style-name="gr1" draw:text-style-name="P1" draw:layer="layout" svg:width="1.183cm" svg:height="0.183cm" svg:x="3.216cm" svg:y="25.31cm" svg:viewBox="0 0 1184 184" svg:d="M1184 177c-344 31-786-44-1184-177 407 60 851 127 1184 177z">
          <text:p/>
        </draw:path>
        <draw:path draw:style-name="gr1" draw:text-style-name="P1" draw:layer="layout" svg:width="1.109cm" svg:height="0.148cm" svg:x="5.38cm" svg:y="24.053cm" svg:viewBox="0 0 1110 149" svg:d="M0 149c404-55 774-105 1110-149-112 77-693 156-1110 149z">
          <text:p/>
        </draw:path>
        <draw:path draw:style-name="gr1" draw:text-style-name="P1" draw:layer="layout" svg:width="0.309cm" svg:height="0.36cm" svg:x="2.861cm" svg:y="28.344cm" svg:viewBox="0 0 310 361" svg:d="M198 361c-95-40-208-76-197-211 7-94 137-150 309-150-263 139-280 195-112 361z">
          <text:p/>
        </draw:path>
        <draw:path draw:style-name="gr1" draw:text-style-name="P1" draw:layer="layout" svg:width="0.992cm" svg:height="0.041cm" svg:x="3.263cm" svg:y="25.047cm" svg:viewBox="0 0 993 42" svg:d="M2 9h991v33c-331-14-662-27-993-42 1 3 1 6 2 9z">
          <text:p/>
        </draw:path>
        <draw:path draw:style-name="gr1" draw:text-style-name="P1" draw:layer="layout" svg:width="0.101cm" svg:height="1.045cm" svg:x="3.903cm" svg:y="27.391cm" svg:viewBox="0 0 102 1046" svg:d="M75 1046c-80-322-102-646-35-975 5-24 18-47 26-71-9 129-31 258-24 387 11 218 39 436 60 654z">
          <text:p/>
        </draw:path>
        <draw:path draw:style-name="gr1" draw:text-style-name="P1" draw:layer="layout" svg:width="0.135cm" svg:height="0.467cm" svg:x="3.671cm" svg:y="28.106cm" svg:viewBox="0 0 136 468" svg:d="M0 468c41-161 79-302 121-468 40 230 0 413-121 468z">
          <text:p/>
        </draw:path>
        <draw:path draw:style-name="gr1" draw:text-style-name="P1" draw:layer="layout" svg:width="0.109cm" svg:height="0.444cm" svg:x="6.99cm" svg:y="26.676cm" svg:viewBox="0 0 110 445" svg:d="M0 0c61 145 150 283 91 438-16 3-32 5-49 7-14-148-28-296-42-445z">
          <text:p/>
        </draw:path>
        <draw:path draw:style-name="gr1" draw:text-style-name="P1" draw:layer="layout" svg:width="0.139cm" svg:height="0.242cm" svg:x="7.337cm" svg:y="23.633cm" svg:viewBox="0 0 140 243" svg:d="M67 243c-23-74-45-149-67-223 21-7 43-13 65-20l75 221c-24 7-48 14-73 22z">
          <text:p/>
        </draw:path>
        <draw:path draw:style-name="gr1" draw:text-style-name="P1" draw:layer="layout" svg:width="0.543cm" svg:height="0.168cm" svg:x="5.845cm" svg:y="23.649cm" svg:viewBox="0 0 544 169" svg:d="M544 31c-180 46-359 92-538 138-2-8-4-16-6-24l540-145c1 11 3 21 4 31z">
          <text:p/>
        </draw:path>
        <draw:path draw:style-name="gr1" draw:text-style-name="P1" draw:layer="layout" svg:width="0.044cm" svg:height="0.208cm" svg:x="5.1cm" svg:y="25.391cm" svg:viewBox="0 0 45 209" svg:d="M45 0v209c-15 0-30 0-45 0v-209c15 0 30 0 45 0z">
          <text:p/>
        </draw:path>
        <draw:path draw:style-name="gr1" draw:text-style-name="P1" draw:layer="layout" svg:width="0.157cm" svg:height="0.26cm" svg:x="5.571cm" svg:y="24.259cm" svg:viewBox="0 0 158 261" svg:d="M99 261c-33-80-66-159-99-240l51-21c35 79 71 157 107 236-19 8-40 17-59 25z">
          <text:p/>
        </draw:path>
        <draw:path draw:style-name="gr1" draw:text-style-name="P1" draw:layer="layout" svg:width="0.079cm" svg:height="0.244cm" svg:x="3.212cm" svg:y="25.399cm" svg:viewBox="0 0 80 245" svg:d="M64 0c5 80 10 159 16 240-19 2-37 3-56 5-8-81-16-160-24-240 21-1 43-3 64-5z">
          <text:p/>
        </draw:path>
        <draw:path draw:style-name="gr3" draw:text-style-name="P3" draw:layer="layout" svg:width="0.426cm" svg:height="0.426cm" svg:x="19.208cm" svg:y="27.917cm" svg:viewBox="0 0 427 427" svg:d="M0 213c0 117 96 214 214 214s213-97 213-214c0-118-95-213-213-213s-214 95-214 213z">
          <text:p/>
        </draw:path>
        <draw:path draw:style-name="gr3" draw:text-style-name="P3" draw:layer="layout" svg:width="1.95cm" svg:height="0.67cm" svg:x="18.447cm" svg:y="28.586cm" svg:viewBox="0 0 1951 671" svg:d="M1951 106c-195 337-559 565-976 565-416 0-779-227-975-562l185-107c158 272 453 455 790 455 338 0 633-184 791-457z">
          <text:p/>
        </draw:path>
        <draw:path draw:style-name="gr3" draw:text-style-name="P3" draw:layer="layout" svg:width="1.403cm" svg:height="1.034cm" svg:x="18.84cm" svg:y="27.917cm" svg:viewBox="0 0 1404 1035" svg:d="M1376 0c18 68 28 139 28 213 0 454-368 822-822 822-227 0-432-92-582-241l152-150c110 110 262 178 430 178 336 0 609-272 609-609 0-55-7-107-21-158z">
          <text:p/>
        </draw:path>
        <draw:path draw:style-name="gr3" draw:text-style-name="P3" draw:layer="layout" svg:width="0.651cm" svg:height="1.017cm" svg:x="19.287cm" svg:y="27.63cm" svg:viewBox="0 0 652 1018" svg:d="M269 0c220 60 383 261 383 501 0 285-232 517-518 517-46 0-91-6-134-18l56-205c25 6 51 10 78 10 168 0 304-136 304-304 0-141-95-260-224-295z">
          <text:p/>
        </draw:path>
        <draw:polygon draw:style-name="gr4" draw:text-style-name="P4" draw:layer="layout" svg:width="0.107cm" svg:height="0.176cm" svg:x="15.825cm" svg:y="27.78cm" svg:viewBox="0 0 108 177" draw:points="0,177 0,0 24,0 24,76 86,76 86,0 108,0 108,177 86,177 86,96 24,96 24,177">
          <text:p/>
        </draw:polygon>
        <draw:path draw:style-name="gr4" draw:text-style-name="P4" draw:layer="layout" svg:width="0.11cm" svg:height="0.183cm" svg:x="15.988cm" svg:y="27.777cm" svg:viewBox="0 0 111 184" svg:d="M89 116v-59c0-37-26-38-33-38s-32 1-32 38v59c0 39 11 49 32 49s33-10 33-49zM0 115v-58c0-35 19-57 56-57s55 22 55 57v58c0 50-18 69-55 69s-56-19-56-69z">
          <text:p/>
        </draw:path>
        <draw:path draw:style-name="gr4" draw:text-style-name="P4" draw:layer="layout" svg:width="0.105cm" svg:height="0.183cm" svg:x="16.151cm" svg:y="27.777cm" svg:viewBox="0 0 106 184" svg:d="M81 52c0-10-1-20-6-26-5-5-16-7-20-7-19 0-26 11-27 13s-5 7-5 37v47c0 44 14 49 31 49 7 0 29-2 29-38h23c1 57-39 57-50 57-22 0-56-2-56-71v-49c0-50 22-64 57-64 36 0 49 18 47 52z">
          <text:p/>
        </draw:path>
        <draw:polygon draw:style-name="gr4" draw:text-style-name="P4" draw:layer="layout" svg:width="0.106cm" svg:height="0.176cm" svg:x="16.306cm" svg:y="27.78cm" svg:viewBox="0 0 107 177" draw:points="0,177 0,0 22,0 22,76 85,76 85,0 107,0 107,177 85,177 85,96 22,96 22,177">
          <text:p/>
        </draw:polygon>
        <draw:path draw:style-name="gr4" draw:text-style-name="P4" draw:layer="layout" svg:width="0.105cm" svg:height="0.183cm" svg:x="16.463cm" svg:y="27.777cm" svg:viewBox="0 0 106 184" svg:d="M22 127v6c0 24 15 31 29 31 18 0 33-7 33-28 0-40-80-36-80-88 0-32 22-48 51-48 33 0 51 15 50 51h-23c0-19-6-32-28-32-14 0-27 7-27 26 0 39 79 33 79 90 0 37-25 49-55 49-52 0-52-39-51-57z">
          <text:p/>
        </draw:path>
        <draw:path draw:style-name="gr4" draw:text-style-name="P4" draw:layer="layout" svg:width="0.105cm" svg:height="0.183cm" svg:x="16.618cm" svg:y="27.777cm" svg:viewBox="0 0 106 184" svg:d="M80 52c0-10 0-20-5-26-4-5-15-7-20-7-18 0-25 11-26 13s-6 7-6 37v47c0 44 15 49 32 49 7 0 28-2 28-38h23c1 57-38 57-50 57-22 0-56-2-56-71v-49c0-50 22-64 57-64s49 18 46 52z">
          <text:p/>
        </draw:path>
        <draw:polygon draw:style-name="gr4" draw:text-style-name="P4" draw:layer="layout" svg:width="0.107cm" svg:height="0.176cm" svg:x="16.772cm" svg:y="27.78cm" svg:viewBox="0 0 108 177" draw:points="0,177 0,0 23,0 23,76 85,76 85,0 108,0 108,177 85,177 85,96 23,96 23,177">
          <text:p/>
        </draw:polygon>
        <draw:path draw:style-name="gr4" draw:text-style-name="P4" draw:layer="layout" svg:width="0.111cm" svg:height="0.18cm" svg:x="16.935cm" svg:y="27.78cm" svg:viewBox="0 0 112 181" svg:d="M0 0h22v114c0 38 12 48 33 48 23 0 34-10 34-48v-114h23v113c0 49-18 68-57 68-37 0-55-19-55-68z">
          <text:p/>
        </draw:path>
        <draw:polygon draw:style-name="gr4" draw:text-style-name="P4" draw:layer="layout" svg:width="0.087cm" svg:height="0.176cm" svg:x="17.101cm" svg:y="27.78cm" svg:viewBox="0 0 88 177" draw:points="0,177 0,0 22,0 22,158 88,158 88,177">
          <text:p/>
        </draw:polygon>
        <draw:polygon draw:style-name="gr4" draw:text-style-name="P4" draw:layer="layout" svg:width="0.092cm" svg:height="0.176cm" svg:x="17.226cm" svg:y="27.78cm" svg:viewBox="0 0 93 177" draw:points="0,177 0,0 91,0 91,20 22,20 22,76 86,76 86,96 22,96 22,158 93,158 93,177">
          <text:p/>
        </draw:polygon>
        <draw:polygon draw:style-name="gr4" draw:text-style-name="P4" draw:layer="layout" svg:width="0.087cm" svg:height="0.176cm" svg:x="15.825cm" svg:y="28.024cm" svg:viewBox="0 0 88 177" draw:points="0,177 0,0 88,0 88,19 22,19 22,77 85,77 85,96 22,96 22,177">
          <text:p/>
        </draw:polygon>
        <draw:path draw:style-name="gr4" draw:text-style-name="P4" draw:layer="layout" svg:width="0.111cm" svg:height="0.179cm" svg:x="15.941cm" svg:y="28.024cm" svg:viewBox="0 0 112 180" svg:d="M0 0h23v112c0 39 11 49 33 49s34-10 34-49v-112h22v111c0 49-18 69-56 69s-56-20-56-69z">
          <text:p/>
        </draw:path>
        <draw:path draw:style-name="gr4" draw:text-style-name="P4" draw:layer="layout" svg:width="0.106cm" svg:height="0.176cm" svg:x="16.097cm" svg:y="28.024cm" svg:viewBox="0 0 107 177" svg:d="M24 76h33c16 0 24-14 24-30 0-12-6-27-23-27h-34zM24 96v81h-24v-177h62c31 0 42 22 42 44 0 21-11 37-32 41 20 4 28 10 29 46 0 7 2 35 6 46h-24c-6-12-4-35-6-59-2-21-19-22-27-22z">
          <text:p/>
        </draw:path>
        <draw:polygon draw:style-name="gr4" draw:text-style-name="P4" draw:layer="layout" svg:width="0.115cm" svg:height="0.176cm" svg:x="16.224cm" svg:y="28.024cm" svg:viewBox="0 0 116 177" draw:points="116,0 116,19 70,19 70,177 47,177 47,19 0,19 0,0">
          <text:p/>
        </draw:polygon>
        <draw:polygon draw:style-name="gr4" draw:text-style-name="P4" draw:layer="layout" svg:width="0.213cm" svg:height="0.176cm" svg:x="16.351cm" svg:y="28.024cm" svg:viewBox="0 0 214 177" draw:points="0,0 24,0 57,153 58,153 93,0 122,0 154,153 191,0 214,0 168,177 140,177 106,23 70,177 43,177">
          <text:p/>
        </draw:polygon>
        <draw:path draw:style-name="gr4" draw:text-style-name="P4" draw:layer="layout" svg:width="0.142cm" svg:height="0.176cm" svg:x="16.568cm" svg:y="28.024cm" svg:viewBox="0 0 143 177" svg:d="M70 21h-1l-27 94h56zM56 0h28l59 177h-26l-13-42h-68l-13 42h-23z">
          <text:p/>
        </draw:path>
        <draw:polygon draw:style-name="gr4" draw:text-style-name="P4" draw:layer="layout" svg:width="0.12cm" svg:height="0.176cm" svg:x="16.742cm" svg:y="28.024cm" svg:viewBox="0 0 121 177" draw:points="121,0 121,177 89,177 20,23 20,177 0,177 0,0 31,0 100,151 100,0">
          <text:p/>
        </draw:polygon>
        <draw:path draw:style-name="gr4" draw:text-style-name="P4" draw:layer="layout" svg:width="0.11cm" svg:height="0.183cm" svg:x="16.908cm" svg:y="28.02cm" svg:viewBox="0 0 111 184" svg:d="M87 51c0-21-8-32-31-32-7 0-33 1-33 38v60c0 39 11 49 33 49 16 0 27-5 31-8v-53h-32v-19h55v85c-14 8-31 13-54 13-38 0-56-19-56-68v-58c0-35 18-58 56-58s56 14 55 51z">
          <text:p/>
        </draw:path>
        <draw:polygon draw:style-name="gr4" draw:text-style-name="P4" draw:layer="layout" svg:width="0.092cm" svg:height="0.176cm" svg:x="17.066cm" svg:y="28.024cm" svg:viewBox="0 0 93 177" draw:points="0,177 0,0 90,0 90,19 22,19 22,77 86,77 86,96 22,96 22,157 93,157 93,177">
          <text:p/>
        </draw:polygon>
        <draw:polygon draw:style-name="gr4" draw:text-style-name="P4" draw:layer="layout" svg:width="0.121cm" svg:height="0.176cm" svg:x="17.196cm" svg:y="28.024cm" svg:viewBox="0 0 122 177" draw:points="122,0 122,177 91,177 20,23 20,177 0,177 0,0 33,0 101,151 102,151 102,0">
          <text:p/>
        </draw:polygon>
        <draw:path draw:style-name="gr4" draw:text-style-name="P4" draw:layer="layout" svg:width="0.11cm" svg:height="0.18cm" svg:x="16.074cm" svg:y="28.267cm" svg:viewBox="0 0 111 181" svg:d="M0 0h22v114c0 38 12 48 34 48 21 0 33-10 33-48v-114h22v113c0 49-18 68-55 68-38 0-56-19-56-68z">
          <text:p/>
        </draw:path>
        <draw:polygon draw:style-name="gr4" draw:text-style-name="P4" draw:layer="layout" svg:width="0.12cm" svg:height="0.176cm" svg:x="16.232cm" svg:y="28.267cm" svg:viewBox="0 0 121 177" draw:points="121,0 121,177 90,177 20,24 20,177 0,177 0,0 32,0 101,151 101,0">
          <text:p/>
        </draw:polygon>
        <draw:polygon draw:style-name="gr4" draw:text-style-name="P4" draw:layer="layout" svg:width="0.022cm" svg:height="0.176cm" svg:x="16.403cm" svg:y="28.267cm" svg:viewBox="0 0 23 177" draw:points="23,177 0,177 0,0 23,0">
          <text:p/>
        </draw:polygon>
        <draw:polygon draw:style-name="gr4" draw:text-style-name="P4" draw:layer="layout" svg:width="0.129cm" svg:height="0.176cm" svg:x="16.458cm" svg:y="28.267cm" svg:viewBox="0 0 130 177" draw:points="78,177 51,177 0,0 25,0 65,155 107,0 130,0">
          <text:p/>
        </draw:polygon>
        <draw:polygon draw:style-name="gr4" draw:text-style-name="P4" draw:layer="layout" svg:width="0.092cm" svg:height="0.176cm" svg:x="16.617cm" svg:y="28.267cm" svg:viewBox="0 0 93 177" draw:points="0,177 0,0 92,0 92,20 23,20 23,76 87,76 87,96 23,96 23,157 93,157 93,177">
          <text:p/>
        </draw:polygon>
        <draw:path draw:style-name="gr4" draw:text-style-name="P4" draw:layer="layout" svg:width="0.105cm" svg:height="0.176cm" svg:x="16.746cm" svg:y="28.267cm" svg:viewBox="0 0 106 177" svg:d="M23 76h34c16 0 24-14 24-29 0-13-7-27-24-27h-34zM23 95v82h-23v-177h61c31 0 42 22 42 44 0 21-11 37-32 40v1c21 3 28 10 29 45 0 8 3 35 6 47h-23c-7-13-5-36-7-59-2-22-19-23-27-23z">
          <text:p/>
        </draw:path>
        <draw:path draw:style-name="gr4" draw:text-style-name="P4" draw:layer="layout" svg:width="0.106cm" svg:height="0.183cm" svg:x="16.884cm" svg:y="28.264cm" svg:viewBox="0 0 107 184" svg:d="M22 128v5c0 24 15 31 29 31 18 0 33-7 33-28 0-39-80-35-80-88 0-31 22-48 51-48 34 0 52 16 50 52h-23c0-19-6-32-28-32-14 0-27 7-27 26 0 39 80 33 80 89 0 37-26 49-56 49-52 0-52-39-51-56z">
          <text:p/>
        </draw:path>
        <draw:polygon draw:style-name="gr4" draw:text-style-name="P4" draw:layer="layout" svg:width="0.023cm" svg:height="0.176cm" svg:x="17.034cm" svg:y="28.267cm" svg:viewBox="0 0 24 177" draw:points="24,177 0,177 0,0 24,0">
          <text:p/>
        </draw:polygon>
        <draw:polygon draw:style-name="gr4" draw:text-style-name="P4" draw:layer="layout" svg:width="0.115cm" svg:height="0.176cm" svg:x="17.09cm" svg:y="28.267cm" svg:viewBox="0 0 116 177" draw:points="116,0 116,20 70,20 70,177 46,177 46,20 0,20 0,0">
          <text:p/>
        </draw:polygon>
        <draw:polygon draw:style-name="gr4" draw:text-style-name="P4" draw:layer="layout" svg:width="0.118cm" svg:height="0.176cm" svg:x="17.217cm" svg:y="28.267cm" svg:viewBox="0 0 119 177" draw:points="96,0 119,0 71,109 71,177 48,177 48,109 0,0 25,0 61,85">
          <text:p/>
        </draw:polygon>
        <draw:polygon draw:style-name="gr4" draw:text-style-name="P4" draw:layer="layout" svg:width="0.412cm" svg:height="0.681cm" svg:x="17.594cm" svg:y="27.769cm" svg:viewBox="0 0 413 682" draw:points="0,682 0,0 87,0 87,294 325,294 325,0 413,0 413,682 325,682 325,370 87,370 87,682">
          <text:p/>
        </draw:polygon>
        <draw:polygon draw:style-name="gr4" draw:text-style-name="P4" draw:layer="layout" svg:width="0.338cm" svg:height="0.681cm" svg:x="18.126cm" svg:y="27.769cm" svg:viewBox="0 0 339 682" draw:points="0,682 0,0 339,0 339,75 87,75 87,294 326,294 326,370 87,370 87,682">
          <text:p/>
        </draw:polygon>
        <draw:path draw:style-name="gr4" draw:text-style-name="P4" draw:layer="layout" svg:width="0.428cm" svg:height="0.695cm" svg:x="18.536cm" svg:y="27.769cm" svg:viewBox="0 0 429 696" svg:d="M0 0h88v437c0 149 45 187 127 187s128-38 128-187v-437h86v433c0 189-70 263-214 263-145 0-215-74-215-263z">
          <text:p/>
        </draw:path>
        <draw:line draw:style-name="gr5" draw:text-style-name="P5" draw:layer="layout" svg:x1="17.449cm" svg:y1="27.768cm" svg:x2="17.449cm" svg:y2="28.451cm">
          <text:p/>
        </draw:line>
        <draw:frame draw:style-name="gr6" draw:text-style-name="P5" draw:layer="layout" svg:width="4.23cm" svg:height="1.251cm" svg:x="2.461cm" svg:y="2.312cm">
          <draw:image xlink:href="Pictures/10000000000000D50000003F578F5821D5B7CBCA.png" xlink:type="simple" xlink:show="embed" xlink:actuate="onLoad">
            <text:p/>
          </draw:image>
        </draw:frame>
        <draw:frame draw:style-name="gr7" draw:text-style-name="P7" draw:layer="layout" svg:width="5.179cm" svg:height="1.318cm" svg:x="0.745cm" svg:y="0.374cm">
          <draw:text-box>
            <text:p text:style-name="P6"><text:span text:style-name="T1">WISH 4.0</text:span></text:p>
          </draw:text-box>
        </draw:frame>
        <draw:frame draw:style-name="gr8" draw:text-style-name="P8" draw:layer="layout" svg:width="10.522cm" svg:height="0.987cm" svg:x="0.745cm" svg:y="1.652cm">
          <draw:text-box>
            <text:p text:style-name="P6"><text:span text:style-name="T2">Der Weinschorleautomat</text:span></text:p>
          </draw:text-box>
        </draw:frame>
        <draw:frame draw:style-name="gr9" draw:text-style-name="P9" draw:layer="layout" svg:width="2.479cm" svg:height="0.497cm" svg:x="0.745cm" svg:y="2.553cm">
          <draw:text-box>
            <text:p text:style-name="P6"><text:span text:style-name="T3">powered 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LTW0247LightCn1" svg:font-family="UniversLTW0247LightCn"/>
    <style:font-face style:name="UniversLTW0267Cn1" svg:font-family="UniversLTW0267Cn"/>
    <style:font-face style:name="DejaVu Sans1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1T15:55:48.158309837</dc:date>
    <meta:editing-duration>PT4M33S</meta:editing-duration>
    <meta:editing-cycles>2</meta:editing-cycles>
    <meta:generator>LibreOffice/5.1.6.2$Linux_X86_64 LibreOffice_project/10m0$Build-2</meta:generator>
    <meta:document-statistic meta:object-count="118"/>
  </office:meta>
</office:document-meta>
</file>